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Liberation Sans1"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style:font-name="Liberation Sans1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IVATE CODE CHALLENGE CONTEST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- RISHABH AND DIPJ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MODEL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R HAS OPTION TO CHALLENGE OTHER USERS FOR A ONE ON ONE PRIVATE CONTESTS</text:p>
              </text:list-item>
              <text:list-item>
                <text:p>THE CONTEST SIZE IS LIMITED TO SIZE 5. SO 5 USERS CAN COMPETE TOGETHER IN A CONTE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S IT DIFFERENT FROM PRIVATE CHALLENGE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OR DOESN’T HAVE TO CREATE PROBLEMS AND TEST CASES, RANDOM EASY-MEDIUM CHALLENGES SHALL BE ADDED INTO THE CONTEST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KING LEARNING FUN</text:p>
              </text:list-item>
              <text:list-item>
                <text:p>NOT IN THE MARKET YE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SCO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RATE WITH HACKERRANK</text:p>
              </text:list-item>
              <text:list-item>
                <text:p>ADD PROPER CONTEST PAGE FOR THE CONTEST AND TIME THEIR SOLUTIONS</text:p>
              </text:list-item>
              <text:list-item>
                <text:p>UI/UX IMPROVEMENTS</text:p>
              </text:list-item>
              <text:list-item>
                <text:p>... AND MANY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4T14:49:26.924661544</meta:creation-date>
    <dc:date>2017-07-05T00:16:54.306057299</dc:date>
    <meta:editing-duration>PT7H56M26S</meta:editing-duration>
    <meta:editing-cycles>4</meta:editing-cycles>
    <meta:generator>LibreOffice/5.1.6.2$Linux_X86_64 LibreOffice_project/10m0$Build-2</meta:generator>
    <meta:document-statistic meta:object-count="41"/>
  </office:meta>
</office:document-meta>
</file>